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9cm" fo:padding-bottom="0.139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9cm" fo:padding-bottom="0.139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dash" draw:stroke-dash="Dashed_20__28_var_29__20_638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0.38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0.442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ellipse draw:style-name="gr1" draw:text-style-name="P1" draw:layer="layout" svg:width="2.726cm" svg:height="2.712cm" svg:x="9.485cm" svg:y="13.482cm">
            <text:p/>
          </draw:ellipse>
          <draw:line draw:style-name="gr2" draw:text-style-name="P2" draw:layer="layout" svg:x1="9.485cm" svg:y1="14.829cm" svg:x2="10.847cm" svg:y2="14.829cm">
            <text:p/>
          </draw:line>
          <draw:line draw:style-name="gr3" draw:text-style-name="P2" draw:layer="layout" svg:x1="10.169cm" svg:y1="14.787cm" svg:x2="10.169cm" svg:y2="14.878cm">
            <text:p/>
          </draw:line>
          <draw:ellipse draw:style-name="gr1" draw:text-style-name="P1" draw:layer="layout" svg:width="1.366cm" svg:height="1.357cm" svg:x="8.806cm" svg:y="14.156cm">
            <text:p/>
          </draw:ellipse>
          <draw:polyline draw:style-name="gr4" draw:text-style-name="P1" draw:layer="layout" svg:width="0.035cm" svg:height="0.129cm" svg:x="9.818cm" svg:y="14.775cm" svg:viewBox="0 0 36 130" draw:points="36,0 6,64 0,125 0,130">
            <text:p/>
          </draw:polyline>
          <draw:polyline draw:style-name="gr4" draw:text-style-name="P1" draw:layer="layout" svg:width="0.035cm" svg:height="0.129cm" svg:x="10.458cm" svg:y="14.775cm" svg:viewBox="0 0 36 130" draw:points="36,0 6,64 0,125 0,130">
            <text:p/>
          </draw:polyline>
          <draw:line draw:style-name="gr5" draw:text-style-name="P2" draw:layer="layout" svg:x1="11.312cm" svg:y1="16.101cm" svg:x2="10.847cm" svg:y2="14.829cm">
            <text:p/>
          </draw:line>
          <draw:frame draw:style-name="gr6" draw:text-style-name="P4" draw:layer="layout" svg:width="0.877cm" svg:height="0.63cm" svg:x="10.404cm" svg:y="14.313cm">
            <draw:text-box>
              <text:p text:style-name="P3"><text:span text:style-name="T1">O</text:span></text:p>
            </draw:text-box>
          </draw:frame>
          <draw:frame draw:style-name="gr6" draw:text-style-name="P4" draw:layer="layout" svg:width="0.826cm" svg:height="0.63cm" svg:x="9.929cm" svg:y="14.795cm">
            <draw:text-box>
              <text:p text:style-name="P3"><text:span text:style-name="T1">R</text:span></text:p>
            </draw:text-box>
          </draw:frame>
          <draw:frame draw:style-name="gr6" draw:text-style-name="P4" draw:layer="layout" svg:width="0.974cm" svg:height="0.63cm" svg:x="8.947cm" svg:y="14.498cm">
            <draw:text-box>
              <text:p text:style-name="P3"><text:span text:style-name="T1">T</text:span></text:p>
            </draw:text-box>
          </draw:frame>
          <draw:frame draw:style-name="gr7" draw:text-style-name="P4" draw:layer="layout" svg:width="1.197cm" svg:height="0.442cm" draw:transform="rotate (-1.22015968006924) translate (11.279cm 14.736cm)">
            <draw:text-box>
              <text:p text:style-name="P3"><text:span text:style-name="T1">5,2 c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388" draw:display-name="Dashed (var) 6388" draw:style="rect" draw:dots1="1" draw:dots1-length="0.005cm" draw:dots2="1" draw:dots2-length="0.005cm" draw:distance="0.0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5:50:08.054103592</meta:creation-date>
    <dc:date>2018-02-09T15:50:32.197658719</dc:date>
    <meta:editing-duration>PT24S</meta:editing-duration>
    <meta:editing-cycles>1</meta:editing-cycles>
    <meta:document-statistic meta:object-count="12"/>
    <meta:generator>LibreOffice/6.0.0.3$MacOSX_X86_64 LibreOffice_project/64a0f66915f38c6217de274f0aa8e15618924765</meta:generator>
  </office:meta>
</office:document-meta>
</file>